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Function.ResourceHandlerFunction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HeadMethodResource( Resourc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Function.handle( Server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eadMethod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